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eab47" officeooo:paragraph-rsid="001eab47"/>
    </style:style>
    <style:style style:name="P2" style:family="paragraph" style:parent-style-name="Standard">
      <style:text-properties officeooo:rsid="001eab47" officeooo:paragraph-rsid="001eab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832255959" text:style-name="L1">
        <text:list-item>
          <text:p text:style-name="P1">Add welcome html file index.html and define in form tag servlet in method “list”.</text:p>
        </text:list-item>
        <text:list-item>
          <text:p text:style-name="P1">Add mysql connection JAR file.</text:p>
        </text:list-item>
        <text:list-item>
          <text:p text:style-name="P1">make connection class DBConnection.java.</text:p>
        </text:list-item>
        <text:list-item>
          <text:p text:style-name="P1">Add DB information file config.properties.</text:p>
        </text:list-item>
        <text:list-item>
          <text:p text:style-name="P1">Add servlet ProductDetails and applies DB connection and business logic in it.</text:p>
        </text:list-item>
        <text:list-item>
          <text:p text:style-name="P1">Add servlet and mapping in web.xml</text:p>
        </text:list-item>
      </text:list>
      <text:p text:style-name="P2"/>
      <text:p text:style-name="P2">Thanking You</text:p>
      <text:p text:style-name="P2"/>
      <text:p text:style-name="P2">Shoaib Raza</text:p>
      <text:list xml:id="list170109359772492" text:continue-numbering="true" text:style-name="L1">
        <text:list-header>
          <text:p text:style-name="P1"><text:s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5T16:53:27.707000000</meta:creation-date>
    <dc:date>2022-06-25T17:01:01.906000000</dc:date>
    <meta:editing-duration>PT7M37S</meta:editing-duration>
    <meta:editing-cycles>1</meta:editing-cycles>
    <meta:generator>Neat_Office/6.2.8.2$Windows_x86 LibreOffice_project/</meta:generator>
    <meta:document-statistic meta:table-count="0" meta:image-count="0" meta:object-count="0" meta:page-count="1" meta:paragraph-count="9" meta:word-count="57" meta:character-count="336" meta:non-whitespace-character-count="293"/>
  </office:meta>
</office:document-meta>
</file>